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face style:name="Georgia" svg:font-family="Georgia" style:font-family-generic="roman"/>
    <style:font-face style:name="Nova Mono" svg:font-family="'Nova Mono'" style:font-family-generic="roman"/>
    <style:font-face style:name="Times New Roman" svg:font-family="'Times New Roman'" style:font-family-generic="roman"/>
    <style:font-face style:name="Helvetica" svg:font-family="Helvetica" style:font-family-generic="swiss"/>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va Mono1" svg:font-family="'Nova Mono'" style:font-family-generic="system" style:font-pitch="variable"/>
  </office:font-face-decls>
  <office:automatic-styles>
    <style:style style:name="P1" style:family="paragraph" style:parent-style-name="Standard">
      <style:text-properties fo:language="en" fo:country="AU"/>
    </style:style>
    <style:style style:name="P2" style:family="paragraph" style:parent-style-name="Standard">
      <style:paragraph-properties fo:margin-top="0cm" fo:margin-bottom="0.176cm" loext:contextual-spacing="false" fo:text-align="center" style:justify-single-word="false" fo:orphans="0" fo:widows="0"/>
    </style:style>
    <style:style style:name="P3" style:family="paragraph" style:parent-style-name="Standard">
      <style:paragraph-properties fo:margin-top="0cm" fo:margin-bottom="0.176cm" loext:contextual-spacing="false" fo:orphans="0" fo:widows="0"/>
    </style:style>
    <style:style style:name="P4" style:family="paragraph" style:parent-style-name="Standard">
      <style:paragraph-properties fo:margin-top="0cm" fo:margin-bottom="0.176cm" loext:contextual-spacing="false" fo:line-height="150%" fo:orphans="0" fo:widows="0"/>
    </style:style>
    <style:style style:name="P5" style:family="paragraph" style:parent-style-name="Standard">
      <style:paragraph-properties fo:margin-top="0cm" fo:margin-bottom="0.176cm" loext:contextual-spacing="false" fo:line-height="150%" fo:orphans="0" fo:widows="0"/>
      <style:text-properties officeooo:paragraph-rsid="00187e26"/>
    </style:style>
    <style:style style:name="P6" style:family="paragraph" style:parent-style-name="Standard">
      <style:paragraph-properties fo:margin-top="0cm" fo:margin-bottom="0.176cm" loext:contextual-spacing="false" fo:orphans="0" fo:widows="0"/>
      <style:text-properties fo:language="en" fo:country="AU"/>
    </style:style>
    <style:style style:name="P7" style:family="paragraph" style:parent-style-name="Standard">
      <style:paragraph-properties fo:margin-left="2.54cm" fo:margin-right="0cm" fo:margin-top="0cm" fo:margin-bottom="0.176cm" loext:contextual-spacing="false" fo:orphans="0" fo:widows="0" fo:text-indent="1.27cm" style:auto-text-indent="false"/>
    </style:style>
    <style:style style:name="P8" style:family="paragraph" style:parent-style-name="Standard">
      <style:paragraph-properties fo:margin-left="3.81cm" fo:margin-right="0cm" fo:margin-top="0cm" fo:margin-bottom="0.176cm" loext:contextual-spacing="false" fo:orphans="0" fo:widows="0" fo:text-indent="1.27cm" style:auto-text-indent="false"/>
    </style:style>
    <style:style style:name="P9" style:family="paragraph" style:parent-style-name="Standard" style:list-style-name="WWNum3">
      <style:paragraph-properties fo:margin-left="1.27cm" fo:margin-right="0cm" fo:margin-top="0cm" fo:margin-bottom="0.176cm" loext:contextual-spacing="true" fo:orphans="0" fo:widows="0" fo:text-indent="-0.635cm" style:auto-text-indent="false"/>
    </style:style>
    <style:style style:name="P10" style:family="paragraph" style:parent-style-name="Standard" style:list-style-name="WWNum1">
      <style:paragraph-properties fo:margin-left="1.27cm" fo:margin-right="0cm" fo:margin-top="0cm" fo:margin-bottom="0.176cm" loext:contextual-spacing="true" fo:orphans="0" fo:widows="0" fo:text-indent="-0.635cm" style:auto-text-indent="false"/>
    </style:style>
    <style:style style:name="P11" style:family="paragraph" style:parent-style-name="Standard" style:list-style-name="WWNum2">
      <style:paragraph-properties fo:margin-left="1.27cm" fo:margin-right="0cm" fo:margin-top="0cm" fo:margin-bottom="0.176cm" loext:contextual-spacing="true" fo:orphans="0" fo:widows="0" fo:text-indent="-0.635cm" style:auto-text-indent="false"/>
    </style:style>
    <style:style style:name="P12" style:family="paragraph" style:parent-style-name="Standard" style:list-style-name="WWNum7">
      <style:paragraph-properties fo:margin-left="1.27cm" fo:margin-right="0cm" fo:margin-top="0cm" fo:margin-bottom="0.176cm" loext:contextual-spacing="true" fo:orphans="0" fo:widows="0" fo:text-indent="-0.635cm" style:auto-text-indent="false"/>
    </style:style>
    <style:style style:name="P13" style:family="paragraph" style:parent-style-name="Standard" style:list-style-name="WWNum4">
      <style:paragraph-properties fo:margin-left="1.27cm" fo:margin-right="0cm" fo:margin-top="0cm" fo:margin-bottom="0.176cm" loext:contextual-spacing="true" fo:orphans="0" fo:widows="0" fo:text-indent="-0.635cm" style:auto-text-indent="false"/>
    </style:style>
    <style:style style:name="P14" style:family="paragraph" style:parent-style-name="Standard" style:list-style-name="WWNum5">
      <style:paragraph-properties fo:margin-left="1.27cm" fo:margin-right="0cm" fo:margin-top="0cm" fo:margin-bottom="0.176cm" loext:contextual-spacing="true" fo:orphans="0" fo:widows="0" fo:text-indent="-0.635cm" style:auto-text-indent="false"/>
    </style:style>
    <style:style style:name="P15" style:family="paragraph" style:parent-style-name="Standard" style:list-style-name="WWNum6">
      <style:paragraph-properties fo:margin-left="1.27cm" fo:margin-right="0cm" fo:margin-top="0cm" fo:margin-bottom="0.176cm" loext:contextual-spacing="true" fo:orphans="0" fo:widows="0" fo:text-indent="-0.635cm" style:auto-text-indent="false"/>
    </style:style>
    <style:style style:name="P16" style:family="paragraph" style:parent-style-name="Heading_20_1">
      <style:paragraph-properties fo:margin-top="0.847cm" fo:margin-bottom="0.176cm" loext:contextual-spacing="false" fo:orphans="0" fo:widows="0"/>
    </style:style>
    <style:style style:name="P17" style:family="paragraph" style:parent-style-name="Heading_20_2">
      <style:paragraph-properties fo:break-before="page"/>
    </style:style>
    <style:style style:name="P18" style:family="paragraph" style:parent-style-name="Heading_20_3">
      <style:paragraph-properties fo:margin-top="0.494cm" fo:margin-bottom="0.176cm" loext:contextual-spacing="false" fo:text-align="center" style:justify-single-word="false" fo:orphans="0" fo:widows="0"/>
    </style:style>
    <style:style style:name="P19" style:family="paragraph" style:parent-style-name="Heading_20_3">
      <style:paragraph-properties fo:margin-top="0.494cm" fo:margin-bottom="0.176cm" loext:contextual-spacing="false" fo:orphans="0" fo:widows="0"/>
    </style:style>
    <style:style style:name="P20" style:family="paragraph" style:parent-style-name="Heading_20_3" style:master-page-name="Standard">
      <style:paragraph-properties fo:margin-top="0.494cm" fo:margin-bottom="0.176cm" loext:contextual-spacing="false" fo:text-align="center" style:justify-single-word="false" fo:orphans="0" fo:widows="0" style:page-number="1"/>
    </style:style>
    <style:style style:name="P21" style:family="paragraph">
      <loext:graphic-properties draw:fill="none"/>
      <style:paragraph-properties fo:text-align="start"/>
      <style:text-properties fo:font-size="18pt"/>
    </style:style>
    <style:style style:name="T1" style:family="text">
      <style:text-properties fo:language="en" fo:country="AU"/>
    </style:style>
    <style:style style:name="T2" style:family="text">
      <style:text-properties fo:language="en" fo:country="AU" style:text-underline-style="solid" style:text-underline-width="auto" style:text-underline-color="font-color"/>
    </style:style>
    <style:style style:name="T3" style:family="text">
      <style:text-properties fo:font-size="12pt" fo:language="en" fo:country="AU" style:font-size-asian="12pt" style:font-size-complex="12pt"/>
    </style:style>
    <style:style style:name="T4" style:family="text">
      <style:text-properties fo:font-size="12pt" fo:language="en" fo:country="AU" officeooo:rsid="0017ec8c" style:font-size-asian="12pt" style:font-size-complex="12pt"/>
    </style:style>
    <style:style style:name="T5" style:family="text">
      <style:text-properties fo:font-size="12pt" fo:language="en" fo:country="AU" officeooo:rsid="00187e26" style:font-size-asian="12pt" style:font-size-complex="12pt"/>
    </style:style>
    <style:style style:name="T6" style:family="text">
      <style:text-properties fo:font-size="12pt" fo:language="en" fo:country="AU" style:text-underline-style="solid" style:text-underline-width="auto" style:text-underline-color="font-color" style:font-size-asian="12pt" style:font-size-complex="12pt"/>
    </style:style>
    <style:style style:name="T7" style:family="text">
      <style:text-properties fo:font-size="12pt" fo:language="en" fo:country="AU" fo:font-weight="bold" style:font-size-asian="12pt" style:font-weight-asian="bold" style:font-size-complex="12pt"/>
    </style:style>
    <style:style style:name="T8" style:family="text">
      <style:text-properties style:font-name="Nova Mono" fo:font-size="12pt" fo:language="en" fo:country="AU" style:font-name-asian="Nova Mono1" style:font-size-asian="12pt" style:font-name-complex="Nova Mono1" style:font-size-complex="12pt"/>
    </style:style>
    <style:style style:name="T9" style:family="text">
      <style:text-properties style:font-name="Nova Mono" fo:font-size="12pt" fo:language="en" fo:country="AU" style:font-name-asian="Nova Mono1" style:font-size-asian="12pt" style:font-name-complex="Nova Mono1" style:font-size-complex="12pt" loext:padding="0cm" loext:border="0.51pt solid #000000"/>
    </style:style>
    <style:style style:name="T10" style:family="text">
      <style:text-properties fo:font-size="16pt" fo:language="en" fo:country="AU" style:font-size-asian="16pt" style:font-size-complex="16pt"/>
    </style:style>
    <style:style style:name="T11" style:family="text">
      <style:text-properties fo:color="#1155cc" fo:font-size="12pt" fo:language="en" fo:country="AU" style:text-underline-style="solid" style:text-underline-width="auto" style:text-underline-color="font-color" style:font-size-asian="12pt" style:font-size-complex="12pt"/>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fo:margin-left="0.318cm" fo:margin-right="0.353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3"><text:span text:style-name="T1">Application for membership and associate membership of </text:span></text:h>
      <text:h text:style-name="P18" text:outline-level="3"><text:bookmark text:name="h.j17qq9eqzirl"/><text:span text:style-name="T1">Teachers’ Christian Fellowship of NSW inc.</text:span></text:h>
      <text:p text:style-name="P2"><text:span text:style-name="T3">ABN 48 491 229 109</text:span></text:p>
      <text:p text:style-name="P3"><text:span text:style-name="T3">Name: ___________________________________________________________</text:span></text:p>
      <text:p text:style-name="P3"><text:span text:style-name="T3">Address: _____________________________________ Postcode_____________</text:span></text:p>
      <text:p text:style-name="P3"><text:span text:style-name="T3">Name of School / Institution: ___________________________________________</text:span></text:p>
      <text:p text:style-name="P3"><text:span text:style-name="T3">Phone: (H) __________________ (W) _____________ (M) ___________________</text:span></text:p>
      <text:p text:style-name="P3"><text:span text:style-name="T3">Email address: _______________________________________________________</text:span></text:p>
      <text:p text:style-name="P3"><text:span text:style-name="T3">Application is for: <text:tab/></text:span><text:span text:style-name="T9"> <text:s text:c="2"/></text:span><text:span text:style-name="T10"><text:s/></text:span><text:span text:style-name="T3">Membership ($</text:span><text:span text:style-name="T4">4</text:span><text:span text:style-name="T3">5) or </text:span></text:p>
      <text:p text:style-name="P7"><text:span text:style-name="T9"><text:s text:c="3"/></text:span><text:span text:style-name="T10"><text:s/></text:span><text:span text:style-name="T3">Associate membership ($35) - has no voting rights</text:span></text:p>
      <text:p text:style-name="P3"><text:span text:style-name="T3">Please tick if you are a </text:span><text:span text:style-name="T8"><text:tab/></text:span><text:span text:style-name="T9"> <text:s text:c="2"/></text:span><text:span text:style-name="T10"><text:s/></text:span><text:span text:style-name="T3">Teacher in training (Pay only $10) or </text:span></text:p>
      <text:p text:style-name="P8"><text:span text:style-name="T9"><text:s text:c="3"/></text:span><text:span text:style-name="T10"><text:s/></text:span><text:span text:style-name="T3">New career teacher (Pay only $10)</text:span></text:p>
      <text:p text:style-name="P3"><draw:line text:anchor-type="paragraph" draw:z-index="0" draw:name="Straight Connector 1" draw:style-name="gr1" draw:text-style-name="P21" svg:x1="-0.266cm" svg:y1="0.792cm" svg:x2="16.562cm" svg:y2="0.794cm"><text:p/></draw:line><text:span text:style-name="T3">Signature: </text:span><text:span text:style-name="T6"><text:tab/><text:tab/><text:tab/><text:tab/><text:tab/><text:tab/><text:tab/><text:tab/></text:span><text:span text:style-name="T3"> Date: </text:span><text:span text:style-name="T6"><text:tab/><text:tab/><text:tab/><text:tab/></text:span></text:p>
      <text:h text:style-name="P19" text:outline-level="3"><text:span text:style-name="T1">For Members only (NOT ASSOCIATE MEMBERSHIP)</text:span></text:h>
      <text:p text:style-name="P3"><text:span text:style-name="T3">Proposer and Seconder must be current TCFNSW Inc. members. If none are known to you, please leave blank. This will not affect your application.</text:span></text:p>
      <text:p text:style-name="P3"><text:span text:style-name="T3">PROPOSER: Name: __________________________________________________</text:span></text:p>
      <text:p text:style-name="P3"><text:span text:style-name="T3">Signature: ______________________________ Date: ___________________</text:span></text:p>
      <text:p text:style-name="P3"><text:span text:style-name="T3">SECONDER: Name: ________________________________________________</text:span></text:p>
      <text:p text:style-name="P3"><text:span text:style-name="T3">Signature: ______________________________ Date: ___________________</text:span></text:p>
      <text:p text:style-name="P3"><text:span text:style-name="T7">Member (not Associate member) applications must also sign a Statement of Belief in the Christian Faith on the back of this form.</text:span></text:p>
      <text:p text:style-name="P3"><text:span text:style-name="T3">PAYMENT OF FEE: can be paid on application or on notification of membership</text:span></text:p>
      <text:p text:style-name="P3"><text:span text:style-name="T3">approval. NSW TCF Inc is not registered for GST.</text:span></text:p>
      <text:p text:style-name="P4"><text:span text:style-name="T3">Payment is: </text:span><text:span text:style-name="T9"><text:s text:c="3"/></text:span><text:span text:style-name="T10"><text:s/></text:span><text:span text:style-name="T3">to follow OR <text:s/></text:span><text:span text:style-name="T9"><text:s text:c="3"/></text:span><text:span text:style-name="T10"><text:s/></text:span><text:span text:style-name="T3">enclosed by - </text:span><text:span text:style-name="T9"><text:s text:c="3"/></text:span><text:span text:style-name="T10"><text:s/></text:span><text:span text:style-name="T3">cheque </text:span><text:span text:style-name="T9"><text:s text:c="3"/></text:span><text:span text:style-name="T10"><text:s/></text:span><text:span text:style-name="T3">mastercard/visa</text:span></text:p>
      <text:p text:style-name="P4"><text:span text:style-name="T3">Card no. ________ ________ _________ ________ Amount: ________</text:span></text:p>
      <text:p text:style-name="P4"><text:span text:style-name="T3">Expiry date: __________ Signature: _________________________________</text:span></text:p>
      <text:p text:style-name="P4"><text:span text:style-name="T3">Name as on card (please print): _____________________________________</text:span></text:p>
      <text:p text:style-name="P5"><text:bookmark text:name="_GoBack"/><text:span text:style-name="T5">OR </text:span><text:span text:style-name="T3">Direct Deposit to Wespac Bank BSB:032-373 Account: 128812. Use your name as the Reference.</text:span></text:p>
      <text:h text:style-name="P16" text:outline-level="1"><text:bookmark text:name="h.av70lbe3er4u"/><text:soft-page-break/><text:span text:style-name="T1">STATEMENT OF BELIEF IN THE CHRISTIAN FAITH:</text:span></text:h>
      <text:p text:style-name="P3"><text:span text:style-name="T3">I believe in God, the Father Almighty, maker of heaven and earth; and in Jesus Christ, his only Son our Lord, who was conceived by the Holy Spirit, born of the virgin Mary, suffered under Pontius Pilate, was crucified, dead and buried. He descended into hell. The third day he rose again from the dead. He ascended into heaven, and is seated at the right hand of God the Father almighty; from there he shall come to judge the living and the dead. I believe in the Holy Spirit; the holy catholic church; the communion of saints; the forgiveness of sins; the resurrection of the body, and the life everlasting.</text:span></text:p>
      <text:p text:style-name="P3"><text:span text:style-name="T3">In seeking to be a member of Teachers’ Christian Fellowship NSW Inc, I affirm my faith in Jesus Christ as my Saviour, my Lord and my God and agree with the above statement of belief.</text:span></text:p>
      <text:p text:style-name="P4"><text:span text:style-name="T3">Name (Please print): _________________________________________</text:span></text:p>
      <text:p text:style-name="P4"><text:span text:style-name="T3">Signature: _________________________________________________</text:span></text:p>
      <text:p text:style-name="P4"><text:span text:style-name="T3">Date: ______________________________</text:span></text:p>
      <text:p text:style-name="P6"/>
      <text:p text:style-name="P3"><text:span text:style-name="T3">Return to: TCFNSW Inc.</text:span></text:p>
      <text:p text:style-name="P3"><text:span text:style-name="T3">PO Box 3813 </text:span></text:p>
      <text:p text:style-name="P3"><text:span text:style-name="T3">Marsfield 2122</text:span></text:p>
      <text:p text:style-name="P3"><text:span text:style-name="T3">Ph: 0</text:span><text:span text:style-name="T4">409</text:span><text:span text:style-name="T3"> 1</text:span><text:span text:style-name="T4">48 249</text:span><text:span text:style-name="T3"> <text:tab/>Website: www.tcfofnsw.org.au <text:tab/>Email: tcfofnsw@exemail.com.au</text:span></text:p>
      <text:p text:style-name="P3"><text:span text:style-name="T3">___________________________________________________________________</text:span></text:p>
      <text:p text:style-name="P3"><text:span text:style-name="T3">OFFICE USE:</text:span></text:p>
      <text:p text:style-name="P3"><text:span text:style-name="T3">Approved on __________________ Applicant notified: _________________</text:span></text:p>
      <text:p text:style-name="P3"><text:span text:style-name="T3">Amount rec’d ___________ Date ____________ Receipt no._____________</text:span></text:p>
      <text:p text:style-name="P1"/>
      <text:h text:style-name="P17" text:outline-level="2"><text:bookmark text:name="h.3t1vydlpqb54"/>What is TCFNSW Inc?</text:h>
      <text:p text:style-name="P3"><text:span text:style-name="T3">Teachers’ Christian Fellowship of New South Wales is an Incorporated, not for profit organisation. This professional teachers’ association is focused on:</text:span></text:p>
      <text:list xml:id="list2670099805" text:style-name="WWNum3">
        <text:list-item>
          <text:p text:style-name="P9"><text:span text:style-name="T3">promoting Christian perspectives on teaching, education and educational change </text:span></text:p>
        </text:list-item>
        <text:list-item>
          <text:p text:style-name="P9"><text:span text:style-name="T3">Engaging the whole education community in educational dialogue and </text:span></text:p>
        </text:list-item>
        <text:list-item>
          <text:p text:style-name="P9"><text:span text:style-name="T3">supporting Christians working in education.</text:span></text:p>
        </text:list-item>
      </text:list>
      <text:p text:style-name="P3"><text:span text:style-name="T3">TCFNSW Inc. professional development activities include:</text:span></text:p>
      <text:section text:style-name="Sect1" text:name="TextSection">
        <text:list xml:id="list882201469" text:style-name="WWNum1">
          <text:list-item>
            <text:p text:style-name="P10"><text:span text:style-name="T3">Conferences </text:span></text:p>
          </text:list-item>
        </text:list>
        <text:list xml:id="list322784596" text:style-name="WWNum2">
          <text:list-item>
            <text:p text:style-name="P11"><text:span text:style-name="T3">Seminars </text:span></text:p>
          </text:list-item>
          <text:list-item>
            <text:p text:style-name="P11"><text:span text:style-name="T3">Workshops</text:span></text:p>
          </text:list-item>
        </text:list>
        <text:list xml:id="list185428365558577" text:continue-list="list882201469" text:style-name="WWNum1">
          <text:list-item>
            <text:p text:style-name="P10"><text:span text:style-name="T3">Publications</text:span></text:p>
          </text:list-item>
        </text:list>
      </text:section>
      <text:section text:style-name="Sect1" text:name="Section1">
        <text:p text:style-name="P3"><text:span text:style-name="T3">Articles and papers are published in:</text:span></text:p>
        <text:list xml:id="list1234873840" text:style-name="WWNum7">
          <text:list-item>
            <text:p text:style-name="P12"><text:span text:style-name="T3">TCF News, the monthly newsletter </text:span></text:p>
          </text:list-item>
          <text:list-item>
            <text:p text:style-name="P12"><text:span text:style-name="T3">Website </text:span><text:a xlink:type="simple" xlink:href="http://www.tcfofnsw.org.au" text:style-name="ListLabel_20_64" text:visited-style-name="ListLabel_20_64"><text:span text:style-name="T11">www.tcfofnsw.org.au</text:span></text:a><text:a xlink:type="simple" xlink:href="http://www.tcfofnsw.org.au" text:style-name="ListLabel_20_64" text:visited-style-name="ListLabel_20_64"><text:span text:style-name="T11">TCF of NSW website</text:span></text:a><text:span text:style-name="T3">.</text:span></text:p>
          </text:list-item>
        </text:list>
        <text:h text:style-name="Heading_20_3" text:outline-level="3"><text:bookmark text:name="h.zfpygjeha1dj"/>Why should I join TCFNSW Inc?</text:h>
        <text:p text:style-name="P3"><text:span text:style-name="T3">Some reasons include:</text:span></text:p>
        <text:list xml:id="list601324564" text:style-name="WWNum4">
          <text:list-item>
            <text:p text:style-name="P13"><text:span text:style-name="T3">Access to high quality professional development activities</text:span></text:p>
          </text:list-item>
          <text:list-item>
            <text:p text:style-name="P13"><text:span text:style-name="T3">Greatly reduced fees for Conferences and other activities </text:span></text:p>
          </text:list-item>
          <text:list-item>
            <text:p text:style-name="P13"><text:span text:style-name="T3">Access to papers through monthly newsletters </text:span></text:p>
          </text:list-item>
          <text:list-item>
            <text:p text:style-name="P13"><text:span text:style-name="T3">Focus on the current issues affecting all teachers </text:span></text:p>
          </text:list-item>
          <text:list-item>
            <text:p text:style-name="P13"><text:span text:style-name="T3">Help in applying the Christian faith to teaching.</text:span></text:p>
          </text:list-item>
        </text:list>
        <text:h text:style-name="Heading_20_3" text:outline-level="3"><text:bookmark text:name="h.6odvfbnfli49"/>Who can be members of TCFNSW Inc?</text:h>
        <text:p text:style-name="P3"><text:span text:style-name="T3">The Fellowship is open to:</text:span></text:p>
        <text:list xml:id="list3091057434" text:style-name="WWNum5">
          <text:list-item>
            <text:p text:style-name="P14"><text:span text:style-name="T3">teachers from government schools </text:span></text:p>
          </text:list-item>
          <text:list-item>
            <text:p text:style-name="P14"><text:span text:style-name="T3">teachers from non-government schools </text:span></text:p>
          </text:list-item>
          <text:list-item>
            <text:p text:style-name="P14"><text:span text:style-name="T3">teachers in training </text:span></text:p>
          </text:list-item>
          <text:list-item>
            <text:p text:style-name="P14"><text:span text:style-name="T3">other educators and people working in education.</text:span></text:p>
          </text:list-item>
        </text:list>
        <text:h text:style-name="Heading_20_3" text:outline-level="3"><text:bookmark text:name="h.sosjrby8cwj0"/>How do I apply for membership?</text:h>
        <text:p text:style-name="P3"><text:span text:style-name="T3">Complete the membership application form and pay the current fee. Please note that membership requires a statement of belief to be signed.</text:span></text:p>
        <text:p text:style-name="P3"><text:span text:style-name="T3">Associate membership is available to those who do not wish to sign the statement of belief. Associate members have full access to the discounted price for activities and receive publications. Associate members cannot hold office or vote at general meetings. </text:span></text:p>
        <text:h text:style-name="Heading_20_3" text:outline-level="3"><text:bookmark text:name="h.hnvvuo1bklco"/>Current fees:</text:h>
        <text:list xml:id="list1280483704" text:style-name="WWNum6">
          <text:list-item>
            <text:p text:style-name="P15"><text:span text:style-name="T3">$</text:span><text:span text:style-name="T4">4</text:span><text:span text:style-name="T3">5 for Members and Associate members</text:span></text:p>
          </text:list-item>
          <text:list-item>
            <text:p text:style-name="P15"><text:span text:style-name="T3">$10 for teachers in training and new career teachers</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face style:name="Georgia" svg:font-family="Georgia" style:font-family-generic="roman"/>
    <style:font-face style:name="Nova Mono" svg:font-family="'Nova Mono'" style:font-family-generic="roman"/>
    <style:font-face style:name="Times New Roman" svg:font-family="'Times New Roman'" style:font-family-generic="roman"/>
    <style:font-face style:name="Helvetica" svg:font-family="Helvetica" style:font-family-generic="swiss"/>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va Mono1" svg:font-family="'Nova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212cm" loext:contextual-spacing="tru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tru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tru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tru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tru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tru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true" fo:keep-together="always" fo:keep-with-next="always"/>
      <style:text-properties fo:color="#666666" style:font-name="Georgia" fo:font-family="Georgia" style:font-family-generic="roman"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fo:font-size="12pt" fo:language="en" fo:country="AU"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998cm" fo:margin-bottom="1.998cm" fo:margin-left="1.998cm" fo:margin-right="1.998cm" fo:background-color="#ffffff" style:writing-mode="lr-tb" style:layout-grid-color="#c0c0c0" style:layout-grid-lines="2570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print-date>2016-06-25T06:50:00</meta:print-date>
    <meta:creation-date>2016-06-25T06:52:00</meta:creation-date>
    <dc:date>2019-03-14T18:54:27.171404325</dc:date>
    <meta:editing-duration>PT7M19S</meta:editing-duration>
    <meta:generator>LibreOffice/6.0.7.3$Linux_X86_64 LibreOffice_project/00m0$Build-3</meta:generator>
    <meta:document-statistic meta:table-count="0" meta:image-count="0" meta:object-count="0" meta:page-count="3" meta:paragraph-count="73" meta:word-count="655" meta:character-count="4728" meta:non-whitespace-character-count="409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